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29" style:family="graphic" style:parent-style-name="objectwithoutfill">
      <style:graphic-properties svg:stroke-width="0.025cm" svg:stroke-color="#80808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645cm" svg:y="0.093cm">
          <draw:text-box>
            <text:p>dp2</text:p>
          </draw:text-box>
        </draw:frame>
        <draw:frame draw:style-name="gr10" draw:text-style-name="P2" draw:layer="layout" svg:width="1.556cm" svg:height="0.962cm" svg:x="3.5cm" svg:y="3.3cm">
          <draw:text-box>
            <text:p>dp8</text:p>
          </draw:text-box>
        </draw:frame>
        <draw:frame draw:style-name="gr10" draw:text-style-name="P2" draw:layer="layout" svg:width="1.556cm" svg:height="0.962cm" svg:x="9.574cm" svg:y="0.135cm">
          <draw:text-box>
            <text:p>dp4</text:p>
          </draw:text-box>
        </draw:frame>
        <draw:frame draw:style-name="gr10" draw:text-style-name="P2" draw:layer="layout" svg:width="1.556cm" svg:height="0.962cm" svg:x="6.458cm" svg:y="0.0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597cm" svg:y="0.125cm">
          <draw:text-box>
            <text:p>dp1</text:p>
          </draw:text-box>
        </draw:frame>
        <draw:frame draw:style-name="gr10" draw:text-style-name="P2" draw:layer="layout" svg:width="1.556cm" svg:height="0.962cm" svg:x="0.429cm" svg:y="3.2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3.365cm" svg:y1="2.974cm" svg:x2="13.365cm" svg:y2="3.245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line draw:style-name="gr12" draw:text-style-name="P1" draw:layer="layout" svg:x1="14.584cm" svg:y1="3.651cm" svg:x2="15.465cm" svg:y2="3.651cm">
          <text:p/>
        </draw:line>
        <draw:frame draw:style-name="gr13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0" draw:text-style-name="P2" draw:layer="layout" svg:width="1.556cm" svg:height="0.962cm" svg:x="15.674cm" svg:y="0.096cm">
          <draw:text-box>
            <text:p>dp6</text:p>
          </draw:text-box>
        </draw:frame>
        <draw:frame draw:style-name="gr10" draw:text-style-name="P2" draw:layer="layout" svg:width="1.556cm" svg:height="0.962cm" svg:x="12.558cm" svg:y="0.0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3cm" svg:y="1.338cm">
          <draw:text-box>
            <text:p>Me</text:p>
          </draw:text-box>
        </draw:frame>
        <draw:line draw:style-name="gr16" draw:text-style-name="P1" draw:layer="layout" svg:x1="7.5cm" svg:y1="1.8cm" svg:x2="8.5cm" svg:y2="1.8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14.1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8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8cm" svg:y="4.338cm">
          <draw:text-box>
            <text:p>MH</text:p>
          </draw:text-box>
        </draw:frame>
        <draw:frame draw:style-name="gr21" draw:text-style-name="P2" draw:layer="layout" svg:width="1.416cm" svg:height="0.962cm" svg:x="14.135cm" svg:y="4.3cm">
          <draw:text-box>
            <text:p>UD</text:p>
          </draw:text-box>
        </draw:frame>
        <draw:line draw:style-name="gr16" draw:text-style-name="P1" draw:layer="layout" svg:x1="12.5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3" draw:text-style-name="P1" draw:layer="layout" svg:x1="9.7cm" svg:y1="4.5cm" svg:x2="11.6cm" svg:y2="2.7cm">
          <text:p/>
        </draw:line>
        <draw:line draw:style-name="gr16" draw:text-style-name="P1" draw:layer="layout" svg:x1="8.9cm" svg:y1="4.4cm" svg:x2="8.9cm" svg:y2="2.2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2cm" svg:y1="4.5cm" svg:x2="5.2cm" svg:y2="3.9cm">
          <text:p/>
        </draw:line>
        <draw:line draw:style-name="gr24" draw:text-style-name="P1" draw:layer="layout" svg:x1="15.9cm" svg:y1="4.4cm" svg:x2="16.1cm" svg:y2="4.1cm">
          <text:p/>
        </draw:line>
        <draw:line draw:style-name="gr24" draw:text-style-name="P1" draw:layer="layout" svg:x1="15cm" svg:y1="4.3cm" svg:x2="13.6cm" svg:y2="2.9cm">
          <text:p/>
        </draw:line>
        <draw:custom-shape draw:style-name="gr25" draw:text-style-name="P1" draw:layer="layout" svg:width="0.9cm" svg:height="0.809cm" svg:x="8.478cm" svg:y="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2.235cm" svg:height="0.881cm" svg:x="9.358cm" svg:y="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677cm" svg:height="0.61cm" svg:x="10.035cm" svg:y="2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" draw:layer="layout" svg:width="1.311cm" svg:height="0.962cm" svg:x="9.735cm" svg:y="2.304cm">
          <draw:text-box>
            <text:p><text:span text:style-name="T1">C3</text:span></text:p>
          </draw:text-box>
        </draw:frame>
        <draw:line draw:style-name="gr29" draw:text-style-name="P1" draw:layer="layout" svg:x1="10.441cm" svg:y1="3.082cm" svg:x2="10.441cm" svg:y2="3.285cm">
          <text:p/>
        </draw:line>
        <draw:frame draw:style-name="gr30" draw:text-style-name="P3" draw:layer="layout" svg:width="1.907cm" svg:height="0.962cm" svg:x="9.735cm" svg:y="3.253cm">
          <draw:text-box>
            <text:p><text:span text:style-name="T1">dp10</text:span></text:p>
          </draw:text-box>
        </draw:frame>
        <draw:line draw:style-name="gr12" draw:text-style-name="P1" draw:layer="layout" svg:x1="13.9cm" svg:y1="4.1cm" svg:x2="14.3cm" svg:y2="4.5cm">
          <text:p/>
        </draw:line>
        <draw:line draw:style-name="gr12" draw:text-style-name="P1" draw:layer="layout" svg:x1="10.5cm" svg:y1="3cm" svg:x2="14.1cm" svg:y2="4.8cm">
          <text:p/>
        </draw:line>
        <draw:frame draw:style-name="gr31" draw:text-style-name="P2" draw:layer="layout" svg:width="1.205cm" svg:height="0.962cm" svg:x="11.3cm" svg:y="3.538cm">
          <draw:text-box>
            <text:p>37</text:p>
          </draw:text-box>
        </draw:frame>
        <draw:frame draw:style-name="gr31" draw:text-style-name="P2" draw:layer="layout" svg:width="1.205cm" svg:height="0.962cm" svg:x="13.2cm" svg:y="3.9cm">
          <draw:text-box>
            <text:p>36</text:p>
          </draw:text-box>
        </draw:frame>
        <draw:frame draw:style-name="gr31" draw:text-style-name="P2" draw:layer="layout" svg:width="1.205cm" svg:height="0.962cm" svg:x="14.495cm" svg:y="3cm">
          <draw:text-box>
            <text:p>16</text:p>
          </draw:text-box>
        </draw:frame>
        <draw:frame draw:style-name="gr31" draw:text-style-name="P2" draw:layer="layout" svg:width="1.205cm" svg:height="0.962cm" svg:x="12.15cm" svg:y="2.45cm">
          <draw:text-box>
            <text:p>29</text:p>
          </draw:text-box>
        </draw:frame>
        <draw:frame draw:style-name="gr31" draw:text-style-name="P2" draw:layer="layout" svg:width="1.205cm" svg:height="0.962cm" svg:x="14.5cm" svg:y="3.538cm">
          <draw:text-box>
            <text:p>38</text:p>
          </draw:text-box>
        </draw:frame>
        <draw:frame draw:style-name="gr31" draw:text-style-name="P2" draw:layer="layout" svg:width="1.205cm" svg:height="0.962cm" svg:x="15.795cm" svg:y="3.838cm">
          <draw:text-box>
            <text:p>3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6-04T21:31:13.623792277</dc:date>
    <meta:editing-duration>P6DT2H25M30S</meta:editing-duration>
    <meta:editing-cycles>43</meta:editing-cycles>
    <meta:generator>LibreOffice/6.0.7.3$Linux_X86_64 LibreOffice_project/00m0$Build-3</meta:generator>
    <meta:document-statistic meta:object-count="94"/>
  </office:meta>
</office:document-meta>
</file>